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arial, sans-serif'" style:font-family-asian="'arial, sans-serif'" style:font-family-complex="'arial, sans-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arial, sans-serif'" style:font-family-asian="'arial, sans-serif'" style:font-family-complex="'arial, sans-serif'" fo:background-color="transparent" style:use-window-font-color="true"/>
    </style:style>
    <style:style style:name="T5" style:family="text">
      <style:text-properties fo:font-size="10.50pt" fo:font-weight="normal" fo:font-family="'Verdana, Geneva, sans-serif'" style:font-family-asian="'Verdana, Geneva, sans-serif'" style:font-family-complex="'Verdana, Geneva, sans-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50pt" fo:font-weight="normal" fo:font-family="'Verdana, Geneva, sans-serif'" style:font-family-asian="'Verdana, Geneva, sans-serif'" style:font-family-complex="'Verdana, Geneva, sans-serif'" fo:background-color="transparent" style:use-window-font-color="true"/>
    </style:style>
    <style:style style:name="T8" style:family="text">
      <style:text-properties fo:font-size="12.00pt" fo:font-weight="normal" fo:font-family="'arial, sans-serif'" style:font-family-asian="'arial, sans-serif'" style:font-family-complex="'arial, sans-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bold"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7.00pt" fo:margin-bottom="6.00pt"/>
    </style:style>
    <style:style style:name="P3" style:family="paragraph">
      <style:paragraph-properties fo:line-height="115.00%" fo:text-align="left" fo:margin-bottom="7.00pt"/>
    </style:style>
    <text:list-style style:name="L4">
      <text:list-level-style-bullet text:level="1" text:bullet-char="•">
        <style:list-level-properties text:space-before="11.25pt" text:min-label-width="18.00pt"/>
        <style:text-properties fo:font-family="Symbol"/>
      </text:list-level-style-bullet>
    </text:list-style>
    <style:style style:name="P4" style:family="paragraph">
      <style:paragraph-properties fo:line-height="115.00%" fo:text-align="left" fo:margin-left="-18.00pt" fo:text-indent="18.00pt"/>
    </style:style>
    <style:style style:name="P5" style:family="paragraph">
      <style:paragraph-properties fo:line-height="115.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15.00%" fo:text-align="left" fo:margin-left="-18.00pt" fo:text-indent="18.00pt" fo:margin-bottom="3.00pt"/>
    </style:style>
    <style:style style:name="P7" style:family="paragraph">
      <style:paragraph-properties fo:line-height="115.00%" fo:text-align="left"/>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office:automatic-styles>
  <office:body>
    <office:text>
      <text:p text:style-name="P1"><text:span text:style-name="T1">researchs<text:s text:c="2"/>made : </text:span></text:p>
      <text:p text:style-name="P1"><text:span text:style-name="T2">Law firms provide legal services to individuals and corporations. The primary service provided by a law firm is to advise clients about their legal rights and responsibilities, and to represent their clients in civil or criminal cases, business transactions and other matters in which legal assistance is sought.</text:span></text:p>
      <text:p text:style-name="P1"><text:span text:style-name="T3"/></text:p>
      <text:p text:style-name="P1"><text:span text:style-name="T4">Services provide by law firms</text:span></text:p>
      <text:p text:style-name="P2"><text:span text:style-name="T4">Divorce law services</text:span></text:p>
      <text:p text:style-name="P3"><text:span text:style-name="T4">Consultation for legal information and advice</text:span></text:p>
      <text:list text:style-name="L4">
        <text:list-item>
          <text:p text:style-name="P4"><text:span text:style-name="T5">Consultation to review documents (such as agreements, leases, wills, corporation documents, do-it-yourself court forms)</text:span></text:p>
        </text:list-item>
        <text:list-item>
          <text:p text:style-name="P4"><text:span text:style-name="T5">Mediation, arbitration, or other third party services</text:span></text:p>
        </text:list-item>
        <text:list-item>
          <text:p text:style-name="P4"><text:span text:style-name="T5">Preparation of documents</text:span></text:p>
        </text:list-item>
        <text:list-item>
          <text:p text:style-name="P4"><text:span text:style-name="T5">Representing clients in negotiations (possibly under “collaborative lawyering” agreement where both attorneys withdraw if either side chooses to litigate)</text:span></text:p>
        </text:list-item>
        <text:list-item>
          <text:p text:style-name="P4"><text:span text:style-name="T5">Representing clients in court, arbitration, administrative and legislative hearings</text:span></text:p>
        </text:list-item>
      </text:list>
      <text:p text:style-name="P5"><text:span text:style-name="T6"/></text:p>
      <text:p text:style-name="P5"><text:span text:style-name="T7">problems faced by law firms in Rwanda</text:span></text:p>
      <text:p text:style-name="P5"><text:span text:style-name="T8">Increased Competition/Difficulty Acquiring New Clients.</text:span></text:p>
      <text:list text:style-name="L6">
        <text:list-item>
          <text:p text:style-name="P6"><text:span text:style-name="T8">Pressure To Become More Specialized.</text:span></text:p>
        </text:list-item>
        <text:list-item>
          <text:p text:style-name="P6"><text:span text:style-name="T8">Clients Expecting More Services At A Lower Rate.</text:span></text:p>
        </text:list-item>
        <text:list-item>
          <text:p text:style-name="P6"><text:span text:style-name="T8">Too Many Technology Solutions To Choose From.</text:span></text:p>
        </text:list-item>
        <text:list-item>
          <text:p text:style-name="P6"><text:span text:style-name="T8">Too Much Time Wasted on Administrative Tasks.</text:span></text:p>
        </text:list-item>
      </text:list>
      <text:p text:style-name="P7"><text:span text:style-name="T9"/></text:p>
      <text:p text:style-name="P8"><text:span text:style-name="T9"/></text:p>
      <text:p text:style-name="P8"><text:span text:style-name="T9"/></text:p>
      <text:p text:style-name="P9"><text:span text:style-name="T10">Vocabularies in POWER OF NOW</text:span></text:p>
      <text:p text:style-name="P10"><text:span text:style-name="T11">ego</text:span><text:span text:style-name="T12"><text:s/>: self importance </text:span></text:p>
      <text:p text:style-name="P10"><text:span text:style-name="T13">enlightenment<text:s/></text:span><text:span text:style-name="T14">: education / teaching of philosophy</text:span></text:p>
      <text:p text:style-name="P10"><text:span text:style-name="T15">its false created self</text:span></text:p>
      <text:p text:style-name="P10"><text:span text:style-name="T15">significantly :<text:s text:c="2"/></text:span><text:span text:style-name="T16">importantly</text:span></text:p>
      <text:p text:style-name="P10"><text:span text:style-name="T17">signposts</text:span><text:span text:style-name="T18"><text:s/>: mark / guidepost</text:span></text:p>
      <text:p text:style-name="P10"><text:span text:style-name="T19">embrace<text:s/></text:span><text:span text:style-name="T20">: ?</text:span></text:p>
      <text:p text:style-name="P10"><text:span text:style-name="T21">doorway</text:span><text:span text:style-name="T22"><text:s/>: room access / entry point</text:span></text:p>
      <text:p text:style-name="P10"><text:span text:style-name="T23">conveyed</text:span><text:span text:style-name="T24"><text:s/>: ?</text:span></text:p>
      <text:p text:style-name="P10"><text:span text:style-name="T25">fortunately<text:s/></text:span><text:span text:style-name="T26">: luckily </text:span></text:p>
      <text:p text:style-name="P10"><text:span text:style-name="T27">spiritual<text:s/></text:span><text:span text:style-name="T28">pioneers</text:span><text:span text:style-name="T29"><text:s/>: ?</text:span></text:p>
      <text:p text:style-name="P10"><text:span text:style-name="T30">bondage</text:span><text:span text:style-name="T31"><text:s/>: slavery</text:span></text:p>
      <text:p text:style-name="P10"><text:span text:style-name="T32">eons</text:span><text:span text:style-name="T33"><text:s/>:<text:s text:c="2"/>?</text:span></text:p>
      <text:p text:style-name="P10"><text:span text:style-name="T34">seed will sprout<text:s/></text:span><text:span text:style-name="T35">: seed will produce leaf /<text:s text:c="2"/>shoo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